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Arial" style:font-name-complex="Arial"/>
    </style:style>
    <style:style style:name="T3" style:parent-style-name="Absatz-Standardschriftart" style:family="text">
      <style:text-properties style:font-name="Arial" style:font-name-complex="Arial"/>
    </style:style>
    <style:style style:name="T4" style:parent-style-name="Absatz-Standardschriftart" style:family="text">
      <style:text-properties style:font-name="Arial" style:font-name-complex="Arial"/>
    </style:style>
    <style:style style:name="T5" style:parent-style-name="Absatz-Standardschriftart" style:family="text">
      <style:text-properties style:font-name="Arial" style:font-name-complex="Arial"/>
    </style:style>
    <style:style style:name="T6" style:parent-style-name="Absatz-Standardschriftart" style:family="text">
      <style:text-properties style:font-name="Arial" style:font-name-complex="Arial"/>
    </style:style>
    <style:style style:name="T7" style:parent-style-name="Absatz-Standardschriftart" style:family="text">
      <style:text-properties style:font-name="Arial" style:font-name-complex="Arial"/>
    </style:style>
    <style:style style:name="T8" style:parent-style-name="Absatz-Standardschriftart" style:family="text">
      <style:text-properties style:font-name="Arial" style:font-name-complex="Arial"/>
    </style:style>
    <style:style style:name="T9" style:parent-style-name="Absatz-Standardschriftart" style:family="text">
      <style:text-properties style:font-name="Arial" style:font-name-complex="Arial"/>
    </style:style>
    <style:style style:name="T10" style:parent-style-name="Absatz-Standardschriftart" style:family="text">
      <style:text-properties style:font-name="Arial" style:font-name-complex="Arial"/>
    </style:style>
  </office:automatic-styles>
  <office:body>
    <office:text text:use-soft-page-breaks="true">
      <text:p text:style-name="P1"><text:span text:style-name="T2">Ich habe mich für<text:s/></text:span><text:span text:style-name="T3">eine Anwendung</text:span><text:span text:style-name="T4"><text:s/>am PC/Laptop</text:span><text:span text:style-name="T5"><text:s/>entschieden, da man hier das Feuerwerk viel größer sehen kann. Allerdings funktioniert die Anwendung auch auf Mobil</text:span><text:span text:style-name="T6">g</text:span><text:span text:style-name="T7">eräten, man muss lediglich etwas<text:s/></text:span><text:span text:style-name="T8">Zoomen,</text:span><text:span text:style-name="T9"><text:s/>um die Input Felder auszuwählen</text:span><text:span text:style-name="T10"><text:s/>und hineinzuschreibe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ileen Niederer</meta:initial-creator>
    <dc:creator>Aileen Niederer</dc:creator>
    <meta:creation-date>2021-02-16T09:47:00Z</meta:creation-date>
    <dc:date>2021-02-16T09:53:00Z</dc:date>
    <meta:print-date>2021-02-16T09:51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35" meta:character-count="257" meta:row-count="1" meta:non-whitespace-character-count="223"/>
  </office:meta>
</office:document-meta>
</file>